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52525" style:font-name="sans-serif" fo:font-size="8.85000038146973pt" fo:letter-spacing="normal" fo:font-style="normal" fo:font-weight="bold" style:font-weight-asian="normal" style:font-weight-complex="normal"/>
    </style:style>
    <style:style style:name="T4" style:family="text">
      <style:text-properties fo:color="#252525" style:font-name="sans-serif" fo:font-size="8.85000038146973pt" fo:font-style="normal" fo:font-weight="bol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'Hagan, Bryan</text:p>
      <text:p text:style-name="P2">February 16, 2015</text:p>
      <text:p text:style-name="P2">CSCI- 3104</text:p>
      <text:p text:style-name="P2">TA: William Mortl</text:p>
      <text:p text:style-name="P1">Written Homework #4</text:p>
      <text:p text:style-name="P1"/>
      <text:p text:style-name="P3"><text:span text:style-name="T1">Problem 1: </text:span>The worst case when picking a pivot element is choosing the smallest number or the largest number to be the pivot. For example, in a sorted array of [1,2,...,10] if we choose 10 to be our pivot then each time we preform a partition we divide the list into two sublists of size 0 and n-1. This means it is possible to make n-1 nested calls before we reach a list of size 1 and thus giving a worst case running time of O(n^2). In this case where the middle (n/2) element is the pivot the worst case possible would be a list of [9,8,7,6,<text:span text:style-name="T1">10</text:span>,1,2,3,4,5]. As long as 1 or 10 is the middle floor element then this sorting algorithm should produce the worse running time of O(n^2).</text:p>
      <text:p text:style-name="P3"/>
      <text:p text:style-name="P4">Problem 2: </text:p>
      <text:p text:style-name="P4"><text:span text:style-name="T2"/></text:p>
      <text:p text:style-name="P4">**** a and b are not sorted ****</text:p>
      <text:p text:style-name="P4"><text:span text:style-name="T2"/></text:p>
      <text:p text:style-name="P4"><text:span text:style-name="T2">create empty hash table</text:span></text:p>
      <text:p text:style-name="P4"><text:span text:style-name="T2"/></text:p>
      <text:p text:style-name="P4"><text:span text:style-name="T2">for each element in a:</text:span></text:p>
      <text:p text:style-name="P4"><text:span text:style-name="T2"><text:tab/>set each key in hash table to value of each element in a</text:span></text:p>
      <text:p text:style-name="P4"><text:span text:style-name="T2"><text:tab/></text:span></text:p>
      <text:p text:style-name="P4"><text:span text:style-name="T2">for each element in b:</text:span></text:p>
      <text:p text:style-name="P4"><text:span text:style-name="T2"><text:tab/>if each element in b is not in hash table:</text:span></text:p>
      <text:p text:style-name="P4"><text:span text:style-name="T2"><text:tab/><text:tab/>print elements not in hash table </text:span></text:p>
      <text:p text:style-name="P4"><text:span text:style-name="T2"/></text:p>
      <text:p text:style-name="P4"><text:span text:style-name="T2">The worst-case complexity for this algorithm is O(n).</text:span></text:p>
      <text:p text:style-name="P4"><text:span text:style-name="T2"/></text:p>
      <text:p text:style-name="P4">**** both are sorted ****</text:p>
      <text:p text:style-name="P4"><text:span text:style-name="T2"/></text:p>
      <text:p text:style-name="P4"><text:span text:style-name="T2">for each element in a:</text:span></text:p>
      <text:p text:style-name="P4"><text:span text:style-name="T2"><text:tab/>for each element in b:</text:span></text:p>
      <text:p text:style-name="P4"><text:span text:style-name="T2"><text:tab/><text:tab/>if element in a != element in b:</text:span></text:p>
      <text:p text:style-name="P4"><text:span text:style-name="T2"><text:tab/><text:tab/><text:tab/>print element in array1</text:span></text:p>
      <text:p text:style-name="P4"><text:span text:style-name="T2"><text:tab/><text:tab/><text:tab/></text:span></text:p>
      <text:p text:style-name="P4">**** b is sorted but a is not ****</text:p>
      <text:p text:style-name="P4"><text:span text:style-name="T2"/></text:p>
      <text:p text:style-name="P4"><text:span text:style-name="T2">create empty hash table</text:span></text:p>
      <text:p text:style-name="P4"><text:span text:style-name="T2"/></text:p>
      <text:p text:style-name="P4"><text:span text:style-name="T2">for each element in b:</text:span></text:p>
      <text:p text:style-name="P4"><text:span text:style-name="T2"><text:tab/>set each key in hash table to value of each element in b</text:span></text:p>
      <text:p text:style-name="P4"><text:span text:style-name="T2"><text:tab/></text:span></text:p>
      <text:p text:style-name="P4"><text:span text:style-name="T2">for each element in a:</text:span></text:p>
      <text:p text:style-name="P4"><text:span text:style-name="T2"><text:tab/>if each element in a is not in hash table:</text:span></text:p>
      <text:p text:style-name="P4"><text:span text:style-name="T2"><text:tab/><text:tab/>print elements not in hash table </text:span></text:p>
      <text:p text:style-name="P4"><text:span text:style-name="T2"/></text:p>
      <text:p text:style-name="P4"><text:span text:style-name="T2">The time complexity for this algorithm is O(n).</text:span></text:p>
      <text:p text:style-name="P4"><text:span text:style-name="T2"/></text:p>
      <text:p text:style-name="P4"><text:soft-page-break/>**** assume the integers of the list b are in the range[0,99] ****</text:p>
      <text:p text:style-name="P4"><text:span text:style-name="T2"/></text:p>
      <text:p text:style-name="P4"><text:span text:style-name="T2">m = len(a)</text:span></text:p>
      <text:p text:style-name="P4"><text:span text:style-name="T2">n = len(b)</text:span></text:p>
      <text:p text:style-name="P4"><text:span text:style-name="T2"/></text:p>
      <text:p text:style-name="P4"><text:span text:style-name="T2">Hash = {}</text:span></text:p>
      <text:p text:style-name="P4"><text:span text:style-name="T2"/></text:p>
      <text:p text:style-name="P4"><text:span text:style-name="T2">for j in range(0,n):</text:span></text:p>
      <text:p text:style-name="P4"><text:span text:style-name="T2"><text:tab/>Hash[j] = b[j]</text:span></text:p>
      <text:p text:style-name="P4"><text:span text:style-name="T2"/></text:p>
      <text:p text:style-name="P4"><text:span text:style-name="T2">for i in range(0,m):</text:span></text:p>
      <text:p text:style-name="P4"><text:span text:style-name="T2"><text:tab/>if a[i] != Hash[j]:</text:span></text:p>
      <text:p text:style-name="P4"><text:span text:style-name="T2"><text:tab/><text:tab/>print(a[i])</text:span></text:p>
      <text:p text:style-name="P4"><text:span text:style-name="T2"/></text:p>
      <text:p text:style-name="P4"><text:span text:style-name="T2"/></text:p>
      <text:p text:style-name="P4"/>
      <text:p text:style-name="P4"/>
      <text:p text:style-name="P4">Problem 3:<text:span text:style-name="T2"> (A) The number of times the procedure above recursively runs depends directly to the size of lst. The procedure will run until the sublist is reduced to a single element. For example lets use the list [1,2,3,4,5,6,7,8,9,10]. After the first partition the list becomes [1,2,3,4,5] then [1,2,3] then [1]. It took 3 recursive calls for a 10 element list to find the smallest element. In cases where lst has more elements it will take more calls to reduce the sublist to size one.</text:span></text:p>
      <text:p text:style-name="P4"><text:span text:style-name="T2"/></text:p>
      <text:p text:style-name="P3"><text:span text:style-name="T2">(B) <text:s/>The </text:span><text:span text:style-name="T3">Θ</text:span><text:span text:style-name="T2"> bound of the overall time complexity is </text:span><text:span text:style-name="T3">Θ</text:span><text:span text:style-name="T2">(nlogn). I got this by using the master theorem which solves certain recurrence relations of the form T(n) = aT(n/b) + f(n) where a and b are greater than or equal to one. The character a is the number of subproblems in the recursion, n is the size of the problem, n/b is the size of each subproblem and f(n) is the cost of work done outside of the recursive call. Knowing this I derived the formula T(n) = 2T(n/2)+c*n because there are 2 subproblems in the recursion and the size of each subproblem is n/2. </text:span></text:p>
      <text:p text:style-name="P3"><text:span text:style-name="T2">T(n) = 2T(n/2)+c*n</text:span></text:p>
      <text:p text:style-name="P3"><text:span text:style-name="T2">a = 2, <text:s/>b= 2, <text:s/>f(n) = c*n</text:span></text:p>
      <text:p text:style-name="P5"><text:span text:style-name="T2">∝= log base b of a = log base 2 of 2 = 1</text:span></text:p>
      <text:p text:style-name="P5"><text:span text:style-name="T2">Falls under case 2</text:span></text:p>
      <text:p text:style-name="P5"><text:span text:style-name="T4">Θ</text:span><text:span text:style-name="T2">(n^∝logn)</text:span></text:p>
      <text:p text:style-name="P5"><text:span text:style-name="T2">= </text:span><text:span text:style-name="T4">Θ</text:span><text:span text:style-name="T2">(n^1* logn)</text:span></text:p>
      <text:p text:style-name="P5"><text:span text:style-name="T2">=</text:span><text:span text:style-name="T4">Θ</text:span><text:span text:style-name="T2">(nlogn)</text:span></text:p>
      <text:p text:style-name="P5"><text:span text:style-name="T2">Therefore the bound on the overall time complexity is </text:span><text:span text:style-name="T4">Θ</text:span><text:span text:style-name="T2">(nlog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O'Hagan</meta:initial-creator>
    <meta:creation-date>2015-02-15T20:45:50</meta:creation-date>
    <dc:date>2015-02-16T15:56:50</dc:date>
    <dc:creator>Bryan O'Hagan</dc:creator>
    <meta:editing-duration>PT18H9M18S</meta:editing-duration>
    <meta:editing-cycles>4</meta:editing-cycles>
    <meta:generator>OpenOffice/4.0.0$Unix OpenOffice.org_project/400m3$Build-9702</meta:generator>
    <meta:document-statistic meta:table-count="0" meta:image-count="0" meta:object-count="0" meta:page-count="2" meta:paragraph-count="50" meta:word-count="565" meta:character-count="2903"/>
  </office:meta>
</office:document-meta>
</file>